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5pt" fo:font-style="normal" style:text-underline-style="none" fo:font-weight="normal" style:text-blinking="false" fo:background-color="#ffffff"/>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 style:family="paragraph" style:parent-style-name="Text_20_body">
      <style:paragraph-properties fo:margin-top="0cm" fo:margin-bottom="0cm" loext:contextual-spacing="false" fo:line-height="138%" style:writing-mode="lr-tb"/>
      <style:text-properties fo:font-weight="normal"/>
    </style:style>
    <style:style style:name="P5" style:family="paragraph" style:parent-style-name="Text_20_body">
      <style:paragraph-properties fo:margin-top="0cm" fo:margin-bottom="0cm" loext:contextual-spacing="false" fo:line-height="138%" style:writing-mode="lr-tb"/>
      <style:text-properties fo:font-weight="normal" officeooo:rsid="0010b097" officeooo:paragraph-rsid="0010b097" fo:background-color="#ffff00"/>
    </style:style>
    <style:style style:name="P6" style:family="paragraph" style:parent-style-name="Text_20_body">
      <style:paragraph-properties fo:margin-top="0cm" fo:margin-bottom="0cm" loext:contextual-spacing="false" fo:line-height="138%" style:writing-mode="lr-tb"/>
      <style:text-properties fo:font-weight="normal" officeooo:rsid="00122bac" officeooo:paragraph-rsid="00122bac" fo:background-color="#ffff00"/>
    </style:style>
    <style:style style:name="P7" style:family="paragraph" style:parent-style-name="Text_20_body">
      <style:paragraph-properties fo:margin-top="0cm" fo:margin-bottom="0cm" loext:contextual-spacing="false" fo:line-height="138%" style:writing-mode="lr-tb"/>
      <style:text-properties fo:font-weight="normal" officeooo:rsid="00129d85" officeooo:paragraph-rsid="00129d85" fo:background-color="#ffff00"/>
    </style:style>
    <style:style style:name="P8" style:family="paragraph" style:parent-style-name="Text_20_body">
      <style:paragraph-properties fo:margin-top="0cm" fo:margin-bottom="0cm" loext:contextual-spacing="false" fo:line-height="138%" style:writing-mode="lr-tb"/>
      <style:text-properties fo:font-weight="normal" officeooo:rsid="001072ed" officeooo:paragraph-rsid="001072ed" fo:background-color="#ffff00"/>
    </style:style>
    <style:style style:name="T1" style:family="text">
      <style:text-properties style:font-name="Arial" fo:font-size="12.5pt" fo:font-style="normal" fo:font-weight="normal"/>
    </style:style>
    <style:style style:name="T2" style:family="text">
      <style:text-properties fo:font-weight="normal"/>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2.5pt" fo:font-style="normal" style:text-underline-style="none" fo:font-weight="bold" style:text-blinking="false"/>
    </style:style>
    <style:style style:name="T5" style:family="text">
      <style:text-properties fo:font-variant="normal" fo:text-transform="none" fo:color="#000000" style:text-line-through-style="none" style:text-line-through-type="none" style:font-name="Arial" fo:font-size="12.5pt" fo:font-style="normal" style:text-underline-style="none" fo:font-weight="bold" style:text-blinking="false"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2ef27779-7fff-6593-2beb-1d68ee9c9f2f"/>On considère le Schéma de la base de données CINEMA:NUMP</text:p>
      <text:p text:style-name="P3">•<text:span text:style-name="T1">FILM(NUMF,TITRE,GENRE,ANNÉE,DURÉE,BUDGET,RÉALISATEUR,SALAIRE REAL) </text:span></text:p>
      <text:p text:style-name="P3">• <text:span text:style-name="T1">DISTRIBUTION (NUMF, NUMA, RÔLE, SALAIRE) </text:span></text:p>
      <text:p text:style-name="P3">• <text:span text:style-name="T1">PERSONNE (NUMP, PRENOM, NOM, DATE NAIS)</text:span></text:p>
      <text:p text:style-name="P3"> • <text:span text:style-name="T1">ACTEUR (NUMA, AGENT, SPÉCIALISÉ, TAILLE, POIDS) </text:span></text:p>
      <text:p text:style-name="P1">L’attribut RÉALISATEUR de la relation FILM est l’identiﬁant d’une PERSONNE. Il en est de même pour les attributs NUMA et AGENT de la relation ACTEUR. Donner les requêtes SQL permettant de répondre aux questions suivantes. Lorsque cela est possible, on donnera également les requêtes équivalentes en calcul relationnel de n-uplets (tuples) et en alg`ebre relationnelle, puis on donnera un plan d’exécution en utilisant l’optimisation `a base de r`egles. </text:p>
      <text:p text:style-name="Text_20_body"/>
      <text:p text:style-name="P4"><text:span text:style-name="T3">1)</text:span><text:span text:style-name="T5">=&gt;  Retrouver la liste de tous les ﬁlms</text:span></text:p>
      <text:p text:style-name="P8"><text:span text:style-name="T4">SELECT * FROM FILM</text:span></text:p>
      <text:p text:style-name="P4"><text:span text:style-name="T3">2)</text:span><text:span text:style-name="T5">=&gt; Retrouver la liste des ﬁlms dont la longueur dépasse 180 min</text:span></text:p>
      <text:p text:style-name="P8"><text:span text:style-name="T4">SELECT * FROM FILM </text:span></text:p>
      <text:p text:style-name="P5"><text:span text:style-name="T4">WHERE DURÉE&gt;180 MIN</text:span></text:p>
      <text:p text:style-name="P4"><text:span text:style-name="T3">3)</text:span><text:span text:style-name="T5">=&gt;  Donner la liste de tous les genres de ﬁlm. </text:span></text:p>
      <text:p text:style-name="P5"><text:span text:style-name="T4">SELECT DISTINCT GENRE FROM FILM</text:span></text:p>
      <text:p text:style-name="P4"><text:span text:style-name="T3">4)</text:span><text:span text:style-name="T5">=&gt;  Donner le nombre de ﬁlms par genre. </text:span></text:p>
      <text:p text:style-name="P6"><text:span text:style-name="T4">SELECT GENRE, COUNT(*)</text:span></text:p>
      <text:p text:style-name="P6"><text:span text:style-name="T4">FROM FILM</text:span></text:p>
      <text:p text:style-name="P6"><text:span text:style-name="T4">GROUP BY GENRE</text:span></text:p>
      <text:p text:style-name="P4"><text:span text:style-name="T5"/></text:p>
      <text:p text:style-name="P4"><text:span text:style-name="T3">5)</text:span><text:span text:style-name="T5">=&gt; Trouver le/les titre(s) et l’/les ann´ee(s) du/des ﬁlm(s) le(s) plus long(s). </text:span></text:p>
      <text:p text:style-name="P7"><text:span text:style-name="T4">SELECT TITRE,ANNEE</text:span></text:p>
      <text:p text:style-name="P7"><text:span text:style-name="T4">FROM FILM</text:span></text:p>
      <text:p text:style-name="P7"><text:span text:style-name="T4">WHERE DURÉE=(SELECT MAX(DURÉE) FROM FILM)</text:span></text:p>
      <text:p text:style-name="P4"><text:span text:style-name="T3">6)</text:span><text:span text:style-name="T5">=&gt; Trouver tous les ”couples d’acteurs”, i.e., les acteurs ayant joués le ”Premier” rˆole dans un mˆeme ﬁlm (sans doublons).</text:span></text:p>
      <text:p text:style-name="P4"><text:span text:style-name="T3">7)</text:span><text:span text:style-name="T5">=&gt;  Trouver le nom des personnes qui ne sont ni agents, ni acteurs et ni réalisateurs. </text:span></text:p>
      <text:p text:style-name="P2">8)=&gt; Donner le nom et le prénom des réalisateurs qui ont joué dans au moins un de leurs propres ﬁlms </text:p>
      <text:p text:style-name="P2">9)=&gt; Quel est le total des salaires des acteurs du ﬁlm “Nuits blanches à Seattle”. </text:p>
      <text:p text:style-name="P2"><text:soft-page-break/>10)=&gt; Pour chaque ﬁlm de Spielberg (titre, annee), donner le total des salaires des acteurs.</text:p>
      <text:p text:style-name="Text_20_body"><text:span text:style-name="T2"><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12T11:57:29.307913046</meta:creation-date>
    <dc:date>2020-06-12T12:52:16.912162177</dc:date>
    <meta:editing-duration>PT45S</meta:editing-duration>
    <meta:editing-cycles>1</meta:editing-cycles>
    <meta:document-statistic meta:table-count="0" meta:image-count="0" meta:object-count="0" meta:page-count="2" meta:paragraph-count="27" meta:word-count="269" meta:character-count="1684" meta:non-whitespace-character-count="1424"/>
    <meta:generator>LibreOffice/6.3.4.2$Linux_X86_64 LibreOffice_project/30$Build-2</meta:generator>
  </office:meta>
</office:document-meta>
</file>